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13d92" officeooo:paragraph-rsid="00013d92" style:font-size-asian="15pt" style:font-size-complex="15pt"/>
    </style:style>
    <style:style style:name="P2" style:family="paragraph" style:parent-style-name="Standard">
      <style:text-properties fo:font-size="15pt" officeooo:rsid="00013d92" officeooo:paragraph-rsid="00020950" style:font-size-asian="15pt" style:font-size-complex="15pt"/>
    </style:style>
    <style:style style:name="P3" style:family="paragraph" style:parent-style-name="Standard">
      <style:text-properties fo:font-size="15pt" officeooo:rsid="00020950" officeooo:paragraph-rsid="00020950" style:font-size-asian="15pt" style:font-size-complex="15pt"/>
    </style:style>
    <style:style style:name="P4" style:family="paragraph" style:parent-style-name="Standard">
      <style:text-properties fo:font-size="15pt" officeooo:rsid="0003ccbf" officeooo:paragraph-rsid="0003ccbf" style:font-size-asian="15pt" style:font-size-complex="15pt"/>
    </style:style>
    <style:style style:name="P5" style:family="paragraph" style:parent-style-name="Standard">
      <style:text-properties fo:font-size="15pt" fo:font-weight="bold" officeooo:rsid="0003ccbf" officeooo:paragraph-rsid="0003ccbf" style:font-size-asian="15pt" style:font-weight-asian="bold" style:font-size-complex="15pt" style:font-weight-complex="bold"/>
    </style:style>
    <style:style style:name="T1" style:family="text">
      <style:text-properties officeooo:rsid="00020950"/>
    </style:style>
    <style:style style:name="T2" style:family="text">
      <style:text-properties officeooo:rsid="0006bf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ld einlesen</text:p>
      <text:p text:style-name="P1"/>
      <text:p text:style-name="P3">Gauß-Laplace-Pyramide:</text:p>
      <text:p text:style-name="P3"><text:tab/>*Original Bild 2^n Pixel</text:p>
      <text:p text:style-name="P3"><text:tab/>*Tiefpassfaltung (<text:bookmark-start text:name="__DdeLink__102_1674870289"/>fg=f/2<text:bookmark-end text:name="__DdeLink__102_1674870289"/>) <text:s/>und Halbierung der Stützstellen</text:p>
      <text:p text:style-name="P3"><text:s/><text:tab/>*bis größe von 1x1 Pixel</text:p>
      <text:p text:style-name="P3"><text:tab/>*Tiefpassfaltung mithilfe einer Faltung mit einer Gaußglocke </text:p>
      <text:p text:style-name="P3"><text:tab/>(Binomialfilter)</text:p>
      <text:p text:style-name="P1"/>
      <text:p text:style-name="P2"/>
      <text:p text:style-name="P4">Krümmung berechnen:</text:p>
      <text:p text:style-name="P4"/>
      <text:p text:style-name="P2">Isocenter →<text:span text:style-name="T1"> </text:span>Centermap →<text:span text:style-name="T2"> </text:span>Skalenraum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Mathematische Bildverarbeitung: Einführung in Grundlagen und Moderne Theorie <text:s/>von Kristian Bredies,Dirk Lorenz</text:p>
      <text:p text:style-name="P1"/>
      <text:p text:style-name="P4">Bibliothek: <text:tab/>Institut für Industrielle Informationstechnik</text:p>
      <text:p text:style-name="P4"/>
      <text:p text:style-name="P4">Signatur: <text:tab/>X9</text:p>
      <text:p text:style-name="P4">Inventar-Nr.: <text:tab/>B192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06:50:57.476884293</meta:creation-date>
    <dc:date>2014-08-04T08:42:47.031671618</dc:date>
    <meta:editing-duration>PT10M31S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1" meta:paragraph-count="13" meta:word-count="54" meta:character-count="479" meta:non-whitespace-character-count="426"/>
  </office:meta>
</office:document-meta>
</file>